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7 - mens. 08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40 - mens. 09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53 - mens. 10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6 - mens. 11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80 - mens. 12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93 - mens. 0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6 - mens. 0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20 - mens. 03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4-08" calcext:value-type="date">
            <text:p>08/04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34 - mens. 04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8 - mens. 05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62 - mens. 06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7-10" calcext:value-type="date">
            <text:p>10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76 - mens. 07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8-11" calcext:value-type="date">
            <text:p>11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90 - mens. 08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304 - mens. 09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0-14" calcext:value-type="date">
            <text:p>14/10/2025</text:p>
          </table:table-cell>
          <table:table-cell table:style-name="ce47" table:formula="of:=[.C15]-[.F1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13318 - mens. 10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1-07" calcext:value-type="date">
            <text:p>07/11/2025</text:p>
          </table:table-cell>
          <table:table-cell table:style-name="ce47" table:formula="of:=[.C16]-[.F1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16])" office:value-type="float" office:value="0" calcext:value-type="float">
            <text:p>-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""""""""""""""""""</number:text>
    </number:number-style>
    <number:number-style style:name="N166">
      <style:text-properties fo:color="#ff0000"/>
      <number:text>(R$""""""""""""""""""""""""""""""""""""""""""""""""""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"""""""""""""""""""""""""""""""""""""""""""""""""</number:text>
    </number:number-style>
    <number:number-style style:name="N170P1" style:volatile="true">
      <number:text>R$(""""""""""""""""""""""""""""""""""""""""""""""""""</number:text>
    </number:number-style>
    <number:number-style style:name="N170">
      <number:text>R$-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36:34.910656300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36:34.921079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31:56</meta:creation-date>
    <dc:date>2025-11-13T13:37:01.783210500</dc:date>
    <dc:language>pt-PT</dc:language>
    <meta:editing-cycles>656</meta:editing-cycles>
    <meta:editing-duration>P1DT4H46M43S</meta:editing-duration>
    <meta:print-date>2020-06-16T10:17:24.261000000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